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46.46pt" fo:break-before="auto" style:use-optimal-row-height="true"/>
    </style:style>
    <style:style style:name="ro7" style:family="table-row">
      <style:table-row-properties style:row-height="35.21pt" fo:break-before="auto" style:use-optimal-row-height="true"/>
    </style:style>
    <style:style style:name="ro8" style:family="table-row">
      <style:table-row-properties style:row-height="57.71pt" fo:break-before="auto" style:use-optimal-row-height="true"/>
    </style:style>
    <style:style style:name="ro9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822.61pt" svg:height="444.98pt" svg:x="461.25pt" svg:y="38.35pt">
            <loext:p draw:notify-on-update-of-ranges="Sheet1.A2:Sheet1.A14 Sheet1.B1:Sheet1.B1 Sheet1.B2:Sheet1.B14 Sheet1.C1:Sheet1.C1 Sheet1.C2:Sheet1.C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55.19pt" svg:height="280.23pt" svg:x="60.63pt" svg:y="515.62pt">
            <loext:p draw:notify-on-update-of-ranges="Sheet1.A19:Sheet1.A24 Sheet1.B18:Sheet1.B18 Sheet1.B19:Sheet1.B24 Sheet1.C18:Sheet1.C18 Sheet1.C19:Sheet1.C2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806.26pt" svg:height="534.59pt" svg:x="886.62pt" svg:y="1268.7pt">
            <loext:p draw:notify-on-update-of-ranges="Sheet1.E98:Sheet1.E132 Sheet1.F97:Sheet1.F97 Sheet1.F98:Sheet1.F132 Sheet1.G97:Sheet1.G97 Sheet1.G98:Sheet1.G1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823.41pt" svg:height="507.26pt" svg:x="579.12pt" svg:y="3873.83pt">
            <loext:p draw:notify-on-update-of-ranges="Sheet1.G181:Sheet1.G181 Sheet1.G182:Sheet1.G217 Sheet1.H181:Sheet1.H181 Sheet1.H182:Sheet1.H217 Sheet1.I181:Sheet1.I181 Sheet1.I182:Sheet1.I21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Lines of Code</text:p>
          </table:table-cell>
          <table:table-cell table:style-name="ce1" office:value-type="string" calcext:value-type="string">
            <text:p>Comment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14817" calcext:value-type="float">
            <text:p>14817</text:p>
          </table:table-cell>
          <table:table-cell table:style-name="ce1" office:value-type="float" office:value="6445" calcext:value-type="float">
            <text:p>644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dearea</text:p>
          </table:table-cell>
          <table:table-cell table:style-name="ce1" office:value-type="float" office:value="2707" calcext:value-type="float">
            <text:p>2707</text:p>
          </table:table-cell>
          <table:table-cell table:style-name="ce1" office:value-type="float" office:value="1122" calcext:value-type="float">
            <text:p>112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float" office:value="2443" calcext:value-type="float">
            <text:p>2443</text:p>
          </table:table-cell>
          <table:table-cell table:style-name="ce1" office:value-type="float" office:value="946" calcext:value-type="float">
            <text:p>946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pertychecker</text:p>
          </table:table-cell>
          <table:table-cell table:style-name="ce1" office:value-type="float" office:value="1937" calcext:value-type="float">
            <text:p>1937</text:p>
          </table:table-cell>
          <table:table-cell table:style-name="ce1" office:value-type="float" office:value="827" calcext:value-type="float">
            <text:p>82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booleanexpeditor</text:p>
          </table:table-cell>
          <table:table-cell table:style-name="ce1" office:value-type="float" office:value="1801" calcext:value-type="float">
            <text:p>1801</text:p>
          </table:table-cell>
          <table:table-cell table:style-name="ce1" office:value-type="float" office:value="578" calcext:value-type="float">
            <text:p>57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pertylist</text:p>
          </table:table-cell>
          <table:table-cell table:style-name="ce1" office:value-type="float" office:value="1438" calcext:value-type="float">
            <text:p>1438</text:p>
          </table:table-cell>
          <table:table-cell table:style-name="ce1" office:value-type="float" office:value="389" calcext:value-type="float">
            <text:p>38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celectiondescriptioneditor</text:p>
          </table:table-cell>
          <table:table-cell table:style-name="ce1" office:value-type="float" office:value="1432" calcext:value-type="float">
            <text:p>1432</text:p>
          </table:table-cell>
          <table:table-cell table:style-name="ce1" office:value-type="float" office:value="452" calcext:value-type="float">
            <text:p>452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arametereditor</text:p>
          </table:table-cell>
          <table:table-cell table:style-name="ce1" office:value-type="float" office:value="1422" calcext:value-type="float">
            <text:p>1422</text:p>
          </table:table-cell>
          <table:table-cell table:style-name="ce1" office:value-type="float" office:value="484" calcext:value-type="float">
            <text:p>48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tatypes</text:p>
          </table:table-cell>
          <table:table-cell table:style-name="ce1" office:value-type="float" office:value="843" calcext:value-type="float">
            <text:p>843</text:p>
          </table:table-cell>
          <table:table-cell table:style-name="ce1" office:value-type="float" office:value="744" calcext:value-type="float">
            <text:p>74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verloader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146" calcext:value-type="float">
            <text:p>14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tions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247" calcext:value-type="float">
            <text:p>24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ighlevel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238" calcext:value-type="float">
            <text:p>23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tringresource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76" calcext:value-type="float">
            <text:p>276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3"/>
          <table:table-cell table:style-name="ce3" office:value-type="string" calcext:value-type="string">
            <text:p>Commits</text:p>
          </table:table-cell>
          <table:table-cell table:style-name="ce3" office:value-type="string" calcext:value-type="string">
            <text:p>Additions - Deletion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olger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25520" calcext:value-type="float">
            <text:p>2552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ukas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8130" calcext:value-type="float">
            <text:p>813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iels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304" calcext:value-type="float">
            <text:p>230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ikolai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6618" calcext:value-type="float">
            <text:p>661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Justin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609" calcext:value-type="float">
            <text:p>360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Jonas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558" calcext:value-type="float">
            <text:p>2558</text:p>
          </table:table-cell>
          <table:table-cell table:number-columns-repeated="1021"/>
        </table:table-row>
        <table:table-row table:style-name="ro1" table:number-rows-repeated="72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 calcext:value-type="string">
            <text:p>Task</text:p>
          </table:table-cell>
          <table:table-cell table:style-name="ce3" office:value-type="string" calcext:value-type="string">
            <text:p>Start Day</text:p>
          </table:table-cell>
          <table:table-cell table:style-name="ce3" office:value-type="string" calcext:value-type="string">
            <text:p>Duration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Vorbereitung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Interface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3" office:value-type="string" calcext:value-type="string">
            <text:p>Toolbox Restliche Implementierung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3" office:value-type="string" calcext:value-type="string">
            <text:p>Anlegen und verwalten der Textdatei Deutsch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5">
          <table:table-cell table:number-columns-repeated="4"/>
          <table:table-cell table:style-name="ce3" office:value-type="string" calcext:value-type="string">
            <text:p>Erstellung von Dummy GU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5">
          <table:table-cell table:number-columns-repeated="4"/>
          <table:table-cell table:style-name="ce3" office:value-type="string" calcext:value-type="string">
            <text:p>Parametereditor Mainmethod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3" office:value-type="string" calcext:value-type="string">
            <text:p>Erstellung JA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5">
          <table:table-cell table:number-columns-repeated="4"/>
          <table:table-cell table:style-name="ce3" office:value-type="string" calcext:value-type="string">
            <text:p>DataTypes Implementierung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5">
          <table:table-cell table:number-columns-repeated="4"/>
          <table:table-cell table:style-name="ce3" office:value-type="string" calcext:value-type="string">
            <text:p>CodeArea Basisimplementierung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5">
          <table:table-cell table:number-columns-repeated="4"/>
          <table:table-cell table:style-name="ce3" office:value-type="string" calcext:value-type="string">
            <text:p>Options Basisimplementierung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3" office:value-type="string" calcext:value-type="string">
            <text:p>BooleanExp ANTLR-Grammatik erstellen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3" office:value-type="string" calcext:value-type="string">
            <text:p>Toolbox Restliche Implementierung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3" office:value-type="string" calcext:value-type="string">
            <text:p>Implementierung Muss- und Sollkriterien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17"/>
        </table:table-row>
        <table:table-row table:style-name="ro5">
          <table:table-cell table:number-columns-repeated="4"/>
          <table:table-cell table:style-name="ce3" office:value-type="string" calcext:value-type="string">
            <text:p>GUI Funktionalitäten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7"/>
        </table:table-row>
        <table:table-row table:style-name="ro5">
          <table:table-cell table:number-columns-repeated="4"/>
          <table:table-cell table:style-name="ce3" office:value-type="string" calcext:value-type="string">
            <text:p>Fehlererkennungskommunikation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4"/>
          <table:table-cell table:style-name="ce3" office:value-type="string" calcext:value-type="string">
            <text:p>Propertylist Ergebnisdarstellung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4"/>
          <table:table-cell table:style-name="ce3" office:value-type="string" calcext:value-type="string">
            <text:p>PropertyChecker CBMC Ansteuerung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3" office:value-type="string" calcext:value-type="string">
            <text:p>PropertyChecker Codegenerierung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17"/>
        </table:table-row>
        <table:table-row table:style-name="ro7">
          <table:table-cell table:number-columns-repeated="4"/>
          <table:table-cell table:style-name="ce3" office:value-type="string" calcext:value-type="string">
            <text:p>Speichern/Laden Funktionalität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 table:number-columns-repeated="4"/>
          <table:table-cell table:style-name="ce3" office:value-type="string" calcext:value-type="string">
            <text:p>BooleanExpEditor Sollkriterien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4"/>
          <table:table-cell table:style-name="ce3" office:value-type="string" calcext:value-type="string">
            <text:p>CElectionDescriptionEditor Sollkriterien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4"/>
          <table:table-cell table:style-name="ce3" office:value-type="string" calcext:value-type="string">
            <text:p>CodeArea SyntaxHighlighting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office:value-type="string" calcext:value-type="string">
            <text:p>Allgemeines Debugging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1017"/>
        </table:table-row>
        <table:table-row table:style-name="ro8">
          <table:table-cell table:number-columns-repeated="4"/>
          <table:table-cell table:style-name="ce3" office:value-type="string" calcext:value-type="string">
            <text:p>Implementierung Kannkriterien, Phasenabschluss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7">
          <table:table-cell table:number-columns-repeated="4"/>
          <table:table-cell table:style-name="ce3" office:value-type="string" calcext:value-type="string">
            <text:p>Anlegen Textdateien Englisch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3" office:value-type="string" calcext:value-type="string">
            <text:p>Options Kannkriterien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4"/>
          <table:table-cell table:style-name="ce3" office:value-type="string" calcext:value-type="string">
            <text:p>CElectionDescriptionEditor Kannkriterien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4"/>
          <table:table-cell table:style-name="ce3" office:value-type="string" calcext:value-type="string">
            <text:p>BooleanExpEditor Kannkriterien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3" office:value-type="string" calcext:value-type="string">
            <text:p>CodeArea Kannkriterien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3" office:value-type="string" calcext:value-type="string">
            <text:p>PropertyChecker Multithreadingverbesserung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3" office:value-type="string" calcext:value-type="string">
            <text:p>Änderungsdokument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3" office:value-type="string" calcext:value-type="string">
            <text:p>Präsentationsplanung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number-rows-repeated="4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 table:number-rows-repeated="44">
          <table:table-cell table:number-columns-repeated="1024"/>
        </table:table-row>
        <table:table-row table:style-name="ro1">
          <table:table-cell table:number-columns-repeated="19"/>
          <table:table-cell office:value-type="string" calcext:value-type="string">
            <text:p>Ursprüngliche Zeitplanung Implementierungsphase Tag 0 bis Tag 30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3" office:value-type="string" calcext:value-type="string">
            <text:p>Task</text:p>
          </table:table-cell>
          <table:table-cell table:style-name="ce3" office:value-type="string" calcext:value-type="string">
            <text:p>Start Day</text:p>
          </table:table-cell>
          <table:table-cell table:style-name="ce3" office:value-type="string" calcext:value-type="string">
            <text:p>Du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Vorbereitung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Interface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5"/>
        </table:table-row>
        <table:table-row table:style-name="ro4">
          <table:table-cell table:number-columns-repeated="6"/>
          <table:table-cell table:style-name="ce3" office:value-type="string" calcext:value-type="string">
            <text:p>Toolbox Restliche Implementierung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5"/>
        </table:table-row>
        <table:table-row table:style-name="ro4">
          <table:table-cell table:number-columns-repeated="6"/>
          <table:table-cell table:style-name="ce3" office:value-type="string" calcext:value-type="string">
            <text:p>Anlegen und verwalten der Textdatei Deutsch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6"/>
          <table:table-cell table:style-name="ce3" office:value-type="string" calcext:value-type="string">
            <text:p>Erstellung von Dummy GU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6"/>
          <table:table-cell table:style-name="ce3" office:value-type="string" calcext:value-type="string">
            <text:p>Parametereditor Mainmethod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3" office:value-type="string" calcext:value-type="string">
            <text:p>Erstellung JA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6"/>
          <table:table-cell table:style-name="ce3" office:value-type="string" calcext:value-type="string">
            <text:p>DataTypes Implementierung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6"/>
          <table:table-cell table:style-name="ce3" office:value-type="string" calcext:value-type="string">
            <text:p>CodeArea Basisimplementierung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15"/>
        </table:table-row>
        <table:table-row table:style-name="ro5">
          <table:table-cell table:number-columns-repeated="6"/>
          <table:table-cell table:style-name="ce3" office:value-type="string" calcext:value-type="string">
            <text:p>Options Basisimplementierung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15"/>
        </table:table-row>
        <table:table-row table:style-name="ro4">
          <table:table-cell table:number-columns-repeated="6"/>
          <table:table-cell table:style-name="ce3" office:value-type="string" calcext:value-type="string">
            <text:p>BooleanExp ANTLR-Grammatik erstelle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5"/>
        </table:table-row>
        <table:table-row table:style-name="ro4">
          <table:table-cell table:number-columns-repeated="6"/>
          <table:table-cell table:style-name="ce3" office:value-type="string" calcext:value-type="string">
            <text:p>Toolbox Restliche Implementierung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6"/>
          <table:table-cell table:style-name="ce3" office:value-type="string" calcext:value-type="string">
            <text:p>Toolbox UserActionKlass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15"/>
        </table:table-row>
        <table:table-row table:style-name="ro5">
          <table:table-cell table:number-columns-repeated="6"/>
          <table:table-cell table:style-name="ce3" office:value-type="string" calcext:value-type="string">
            <text:p>Implementierung Muss- und Sollkriterien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15"/>
        </table:table-row>
        <table:table-row table:style-name="ro5">
          <table:table-cell table:number-columns-repeated="6"/>
          <table:table-cell table:style-name="ce3" office:value-type="string" calcext:value-type="string">
            <text:p>GUI Funktionalitäten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1015"/>
        </table:table-row>
        <table:table-row table:style-name="ro9">
          <table:table-cell table:number-columns-repeated="6"/>
          <table:table-cell table:style-name="ce3" office:value-type="string" calcext:value-type="string">
            <text:p>CElectionDescriptionEditor Fehlererkennungskommunikation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1015"/>
        </table:table-row>
        <table:table-row table:style-name="ro9">
          <table:table-cell table:number-columns-repeated="6"/>
          <table:table-cell table:style-name="ce3" office:value-type="string" calcext:value-type="string">
            <text:p>BooleanExpEditor Fehlererkennungskommunikation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1015"/>
        </table:table-row>
        <table:table-row table:style-name="ro4">
          <table:table-cell table:number-columns-repeated="6"/>
          <table:table-cell table:style-name="ce3" office:value-type="string" calcext:value-type="string">
            <text:p>CElectionDescriptionEditor ANTLRHandler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15"/>
        </table:table-row>
        <table:table-row table:style-name="ro4">
          <table:table-cell table:number-columns-repeated="6"/>
          <table:table-cell table:style-name="ce3" office:value-type="string" calcext:value-type="string">
            <text:p>BooleanExpEditor ANTLRHandler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15"/>
        </table:table-row>
        <table:table-row table:style-name="ro5">
          <table:table-cell table:number-columns-repeated="6"/>
          <table:table-cell table:style-name="ce3" office:value-type="string" calcext:value-type="string">
            <text:p>Propertylist Ergebnisdarstellung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15"/>
        </table:table-row>
        <table:table-row table:style-name="ro5">
          <table:table-cell table:number-columns-repeated="6"/>
          <table:table-cell table:style-name="ce3" office:value-type="string" calcext:value-type="string">
            <text:p>PropertyChecker CBMC Ansteuerung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15"/>
        </table:table-row>
        <table:table-row table:style-name="ro4">
          <table:table-cell table:number-columns-repeated="6"/>
          <table:table-cell table:style-name="ce3" office:value-type="string" calcext:value-type="string">
            <text:p>PropertyChecker Codegenerierung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15"/>
        </table:table-row>
        <table:table-row table:style-name="ro5">
          <table:table-cell table:number-columns-repeated="6"/>
          <table:table-cell table:style-name="ce3" office:value-type="string" calcext:value-type="string">
            <text:p>Speichern/Laden Funktionalität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6"/>
          <table:table-cell table:style-name="ce3" office:value-type="string" calcext:value-type="string">
            <text:p>BooleanExpEditor Sollkriterien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6"/>
          <table:table-cell table:style-name="ce3" office:value-type="string" calcext:value-type="string">
            <text:p>CElectionDescriptionEditor Sollkriterien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6"/>
          <table:table-cell table:style-name="ce3" office:value-type="string" calcext:value-type="string">
            <text:p>CodeArea SyntaxHighlighting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3" office:value-type="string" calcext:value-type="string">
            <text:p>Installer Erstellung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5"/>
        </table:table-row>
        <table:table-row table:style-name="ro9">
          <table:table-cell table:number-columns-repeated="6"/>
          <table:table-cell table:style-name="ce3" office:value-type="string" calcext:value-type="string">
            <text:p>Implementierung Kannkriterien, Phasenabschluss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6"/>
          <table:table-cell table:style-name="ce3" office:value-type="string" calcext:value-type="string">
            <text:p>Anlegen Textdatei Englisc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3" office:value-type="string" calcext:value-type="string">
            <text:p>Options Kannkriterien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6"/>
          <table:table-cell table:style-name="ce3" office:value-type="string" calcext:value-type="string">
            <text:p>CElectionDescriptionEditor Kannkriterien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6"/>
          <table:table-cell table:style-name="ce3" office:value-type="string" calcext:value-type="string">
            <text:p>BooleanExpEditor Kannkriterien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3" office:value-type="string" calcext:value-type="string">
            <text:p>CodeArea Kannkriterien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5"/>
        </table:table-row>
        <table:table-row table:style-name="ro4">
          <table:table-cell table:number-columns-repeated="6"/>
          <table:table-cell table:style-name="ce3" office:value-type="string" calcext:value-type="string">
            <text:p>PropertyChecker Eventuelle Multithreadingverbesserung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3" office:value-type="string" calcext:value-type="string">
            <text:p>Änderungsdokumen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3" office:value-type="string" calcext:value-type="string">
            <text:p>Präsentationsplanung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5"/>
        </table:table-row>
        <table:table-row table:style-name="ro1" table:number-rows-repeated="10483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/00/0000</text:date>, <text:time style:data-style-name="N2" text:time-value="08:41:08.0520846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03:15:55.036245492</meta:creation-date>
    <dc:date>2017-02-13T09:06:38.346541306</dc:date>
    <meta:editing-duration>PT14M22S</meta:editing-duration>
    <meta:editing-cycles>3</meta:editing-cycles>
    <meta:generator>LibreOffice/5.1.6.2.0$Linux_X86_64 LibreOffice_project/10m0$Build-2</meta:generator>
    <meta:document-statistic meta:table-count="1" meta:cell-count="27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DejaVu Sans'" style:font-style-name="Book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DejaVu Sans'" style:font-style-name="Book"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DejaVu Sans'" style:font-style-name="Book"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DejaVu Sans'" style:font-style-name="Book"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family="'DejaVu Sans'" style:font-style-name="Book"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outside"/>
      <style:graphic-properties draw:stroke="none" draw:fill-color="#007826" dr3d:edge-rounding="5%"/>
      <style:paragraph-properties style:writing-mode="lr-tb"/>
      <style:text-properties fo:font-family="'DejaVu Sans'" style:font-style-name="Book"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021cm" svg:height="15.699cm" xlink:href=".." xlink:type="simple" chart:class="chart:bar" chart:style-name="ch1">
        <chart:title svg:x="8.341cm" svg:y="0.449cm" chart:style-name="ch2">
          <text:p>Source Code Lines und Comment Lines nach packages</text:p>
        </chart:title>
        <chart:legend chart:legend-position="top" svg:x="11.295cm" svg:y="1.439cm" style:legend-expansion="wide" chart:style-name="ch3"/>
        <chart:plot-area chart:style-name="ch4" table:cell-range-address="Sheet1.A1:Sheet1.C14" chart:data-source-has-labels="both" svg:x="0.58cm" svg:y="2.456cm" svg:width="27.861cm" svg:height="11.949cm">
          <chartooo:coordinate-region svg:x="1.889cm" svg:y="2.456cm" svg:width="26.552cm" svg:height="7.271cm"/>
          <chart:axis chart:dimension="x" chart:name="primary-x" chart:style-name="ch5" chartooo:axis-type="auto">
            <chartooo:date-scale/>
            <chart:title svg:x="13.738cm" svg:y="14.718cm" chart:style-name="ch6">
              <text:p>Packages</text:p>
            </chart:title>
            <chart:categories table:cell-range-address="Sheet1.A2:Sheet1.A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2:Sheet1.B14" chart:label-cell-address="Sheet1.B1:Sheet1.B1" chart:class="chart:bar">
            <chart:data-point chart:repeated="13"/>
          </chart:series>
          <chart:series chart:style-name="ch10" chart:values-cell-range-address="Sheet1.C2:Sheet1.C14" chart:label-cell-address="Sheet1.C1:Sheet1.C1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s of Code</text:p>
                <draw:g>
                  <svg:desc>Sheet1.B1:Sheet1.B1</svg:desc>
                </draw:g>
              </table:table-cell>
              <table:table-cell office:value-type="string">
                <text:p>Comment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Sheet1.A2:Sheet1.A14</svg:desc>
                </draw:g>
              </table:table-cell>
              <table:table-cell office:value-type="float" office:value="14817">
                <text:p>14817</text:p>
                <draw:g>
                  <svg:desc>Sheet1.B2:Sheet1.B14</svg:desc>
                </draw:g>
              </table:table-cell>
              <table:table-cell office:value-type="float" office:value="6445">
                <text:p>6445</text:p>
                <draw:g>
                  <svg:desc>Sheet1.C2:Sheet1.C14</svg:desc>
                </draw:g>
              </table:table-cell>
            </table:table-row>
            <table:table-row>
              <table:table-cell office:value-type="string">
                <text:p>codearea</text:p>
              </table:table-cell>
              <table:table-cell office:value-type="float" office:value="2707">
                <text:p>2707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toolbox</text:p>
              </table:table-cell>
              <table:table-cell office:value-type="float" office:value="2443">
                <text:p>2443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propertychecker</text:p>
              </table:table-cell>
              <table:table-cell office:value-type="float" office:value="1937">
                <text:p>1937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booleanexpeditor</text:p>
              </table:table-cell>
              <table:table-cell office:value-type="float" office:value="1801">
                <text:p>1801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propertylist</text:p>
              </table:table-cell>
              <table:table-cell office:value-type="float" office:value="1438">
                <text:p>1438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celectiondescriptioneditor</text:p>
              </table:table-cell>
              <table:table-cell office:value-type="float" office:value="1432">
                <text:p>1432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parametereditor</text:p>
              </table:table-cell>
              <table:table-cell office:value-type="float" office:value="1422">
                <text:p>1422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datatypes</text:p>
              </table:table-cell>
              <table:table-cell office:value-type="float" office:value="843">
                <text:p>843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saverloader</text:p>
              </table:table-cell>
              <table:table-cell office:value-type="float" office:value="750">
                <text:p>75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options</text:p>
              </table:table-cell>
              <table:table-cell office:value-type="float" office:value="605">
                <text:p>60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highlevel</text:p>
              </table:table-cell>
              <table:table-cell office:value-type="float" office:value="286">
                <text:p>28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stringresource</text:p>
              </table:table-cell>
              <table:table-cell office:value-type="float" office:value="256">
                <text:p>256</text:p>
              </table:table-cell>
              <table:table-cell office:value-type="float" office:value="276">
                <text:p>2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true" text:line-break="false" loext:try-staggering-first="false" chart:link-data-style-to-source="true" chart:axis-position="0"/>
      <style:graphic-properties svg:stroke-color="#b3b3b3"/>
      <style:text-properties fo:font-family="'DejaVu Sans'" style:font-style-name="Book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30" chart:origin="0" chart:interval-major="2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/>
      <style:graphic-properties draw:stroke="none" draw:fill-color="#004586" draw:opacity="0%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444cm" svg:height="18.86cm" xlink:href=".." xlink:type="simple" chart:class="chart:bar" chart:style-name="ch1">
        <chart:title svg:x="7.736cm" svg:y="0.513cm" chart:style-name="ch2">
          <text:p>Tatsächlicher Zeitablauf Implementierungsphase Tag 0 bis Tag 30</text:p>
        </chart:title>
        <chart:plot-area chart:style-name="ch3" table:cell-range-address="Sheet1.E97:Sheet1.G132" chart:data-source-has-labels="both" svg:x="0.613cm" svg:y="1.464cm" svg:width="27.499cm" svg:height="16.812cm">
          <chartooo:coordinate-region svg:x="9.384cm" svg:y="2.113cm" svg:width="18.541cm" svg:height="16.163cm"/>
          <chart:axis chart:dimension="x" chart:name="primary-x" chart:style-name="ch4" chartooo:axis-type="auto">
            <chartooo:date-scale/>
            <chart:categories table:cell-range-address="Sheet1.E98:Sheet1.E132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Sheet1.F98:Sheet1.F132" chart:label-cell-address="Sheet1.F97:Sheet1.F97" chart:class="chart:bar">
            <chart:data-point chart:repeated="35"/>
          </chart:series>
          <chart:series chart:style-name="ch9" chart:values-cell-range-address="Sheet1.G98:Sheet1.G132" chart:label-cell-address="Sheet1.G97:Sheet1.G97" chart:class="chart:bar"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 Day</text:p>
                <draw:g>
                  <svg:desc>Sheet1.F97:Sheet1.F97</svg:desc>
                </draw:g>
              </table:table-cell>
              <table:table-cell office:value-type="string">
                <text:p>Duration</text:p>
                <draw:g>
                  <svg:desc>Sheet1.G97:Sheet1.G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orbereitung</text:p>
                <draw:g>
                  <svg:desc>Sheet1.E98:Sheet1.E132</svg:desc>
                </draw:g>
              </table:table-cell>
              <table:table-cell office:value-type="float" office:value="0">
                <text:p>0</text:p>
                <draw:g>
                  <svg:desc>Sheet1.F98:Sheet1.F132</svg:desc>
                </draw:g>
              </table:table-cell>
              <table:table-cell office:value-type="float" office:value="10">
                <text:p>10</text:p>
                <draw:g>
                  <svg:desc>Sheet1.G98:Sheet1.G132</svg:desc>
                </draw:g>
              </table:table-cell>
            </table:table-row>
            <table:table-row>
              <table:table-cell office:value-type="string">
                <text:p>Interfaces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oolbox Restliche Implementierung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nlegen und verwalten der Textdatei Deutsch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Erstellung von Dummy GUIs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arametereditor Mainmethode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Erstellung JAR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DataTypes Implementierung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odeArea Basisimplementierung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Options Basisimplementierung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BooleanExp ANTLR-Grammatik erstellen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oolbox Restliche Implementierung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Implementierung Muss- und Sollkriterien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GUI Funktionalitäten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ehlererkennungskommunikation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opertylist Ergebnisdarstellung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opertyChecker CBMC Ansteuerung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PropertyChecker Codegenerierung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peichern/Laden Funktionalität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BooleanExpEditor Sollkriterien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ElectionDescriptionEditor Sollkriterien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deArea SyntaxHighlighting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lgemeines Debugging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Implementierung Kannkriterien, Phasenabschluss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nlegen Textdateien Englisch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ptions Kannkriterien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ElectionDescriptionEditor Kannkriterien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ooleanExpEditor Kannkriterien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deArea Kannkriterien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opertyChecker Multithreadingverbesserung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Änderungsdokument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äsentationsplanung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DejaVu Sans'" style:font-style-name="Book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DejaVu Sans'" style:font-style-name="Book" fo:font-size="10pt" style:font-size-asian="10pt" style:font-size-complex="10pt"/>
    </style:style>
    <style:style style:name="ch4" style:family="chart">
      <style:chart-properties chart:group-bars-per-axis="fals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DejaVu Sans'" style:font-style-name="Book"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DejaVu Sans'" style:font-style-name="Book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family="'DejaVu Sans'" style:font-style-name="Book"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family="'DejaVu Sans'" style:font-style-name="Book"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outside"/>
      <style:graphic-properties draw:stroke="none" draw:fill-color="#66cc00" dr3d:edge-rounding="5%"/>
      <style:text-properties fo:font-family="'DejaVu Sans'" style:font-style-name="Book"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587cm" svg:height="9.887cm" xlink:href=".." xlink:type="simple" chart:class="chart:bar" chart:style-name="ch1">
        <chart:title svg:x="3.704cm" svg:y="0.333cm" chart:style-name="ch2">
          <text:p>Git Commits und Additions - Deletions nach Personen</text:p>
        </chart:title>
        <chart:legend chart:legend-position="top" svg:x="6.681cm" svg:y="1.323cm" style:legend-expansion="wide" chart:style-name="ch3"/>
        <chart:plot-area chart:style-name="ch4" table:cell-range-address="Sheet1.A18:Sheet1.C24" chart:data-source-has-labels="both" svg:x="0.391cm" svg:y="2.118cm" svg:width="18.805cm" svg:height="7.572cm">
          <chartooo:coordinate-region svg:x="1.277cm" svg:y="2.317cm" svg:width="16.609cm" svg:height="6.726cm"/>
          <chart:axis chart:dimension="x" chart:name="primary-x" chart:style-name="ch5" chartooo:axis-type="auto">
            <chartooo:date-scale/>
            <chart:categories table:cell-range-address="Sheet1.A19:Sheet1.A24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Sheet1.B19:Sheet1.B24" chart:label-cell-address="Sheet1.B18:Sheet1.B18" chart:class="chart:bar">
            <chart:data-point chart:repeated="6"/>
          </chart:series>
          <chart:series chart:attached-axis="secondary-y" chart:style-name="ch10" chart:values-cell-range-address="Sheet1.C19:Sheet1.C24" chart:label-cell-address="Sheet1.C18:Sheet1.C1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mits</text:p>
                <draw:g>
                  <svg:desc>Sheet1.B18:Sheet1.B18</svg:desc>
                </draw:g>
              </table:table-cell>
              <table:table-cell office:value-type="string">
                <text:p>Additions - Deletions</text:p>
                <draw:g>
                  <svg:desc>Sheet1.C18:Sheet1.C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olger</text:p>
                <draw:g>
                  <svg:desc>Sheet1.A19:Sheet1.A24</svg:desc>
                </draw:g>
              </table:table-cell>
              <table:table-cell office:value-type="float" office:value="159">
                <text:p>159</text:p>
                <draw:g>
                  <svg:desc>Sheet1.B19:Sheet1.B24</svg:desc>
                </draw:g>
              </table:table-cell>
              <table:table-cell office:value-type="float" office:value="25520">
                <text:p>25520</text:p>
                <draw:g>
                  <svg:desc>Sheet1.C19:Sheet1.C24</svg:desc>
                </draw:g>
              </table:table-cell>
            </table:table-row>
            <table:table-row>
              <table:table-cell office:value-type="string">
                <text:p>Lukas</text:p>
              </table:table-cell>
              <table:table-cell office:value-type="float" office:value="157">
                <text:p>157</text:p>
              </table:table-cell>
              <table:table-cell office:value-type="float" office:value="8130">
                <text:p>8130</text:p>
              </table:table-cell>
            </table:table-row>
            <table:table-row>
              <table:table-cell office:value-type="string">
                <text:p>Niels</text:p>
              </table:table-cell>
              <table:table-cell office:value-type="float" office:value="145">
                <text:p>145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Nikolai</text:p>
              </table:table-cell>
              <table:table-cell office:value-type="float" office:value="94">
                <text:p>94</text:p>
              </table:table-cell>
              <table:table-cell office:value-type="float" office:value="6618">
                <text:p>6618</text:p>
              </table:table-cell>
            </table:table-row>
            <table:table-row>
              <table:table-cell office:value-type="string">
                <text:p>Justin</text:p>
              </table:table-cell>
              <table:table-cell office:value-type="float" office:value="84">
                <text:p>84</text:p>
              </table:table-cell>
              <table:table-cell office:value-type="float" office:value="3609">
                <text:p>3609</text:p>
              </table:table-cell>
            </table:table-row>
            <table:table-row>
              <table:table-cell office:value-type="string">
                <text:p>Jonas</text:p>
              </table:table-cell>
              <table:table-cell office:value-type="float" office:value="55">
                <text:p>55</text:p>
              </table:table-cell>
              <table:table-cell office:value-type="float" office:value="2558">
                <text:p>25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30" chart:origin="0" chart:interval-maj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aw:opacity="0%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049cm" svg:height="17.896cm" xlink:href=".." xlink:type="simple" chart:class="chart:bar" chart:style-name="ch1">
        <chart:title svg:x="7.8cm" svg:y="0.493cm" chart:style-name="ch2">
          <text:p>Ursprüngliche Zeitplanung Implementierungsphase Tag 0 bis Tag 30</text:p>
        </chart:title>
        <chart:plot-area chart:style-name="ch3" table:cell-range-address="Sheet1.G181:Sheet1.I217" chart:data-source-has-labels="both" svg:x="0.58cm" svg:y="1.629cm" svg:width="27.889cm" svg:height="15.91cm">
          <chartooo:coordinate-region svg:x="10.091cm" svg:y="2.277cm" svg:width="18.191cm" svg:height="15.262cm"/>
          <chart:axis chart:dimension="x" chart:name="primary-x" chart:style-name="ch4" chartooo:axis-type="auto">
            <chartooo:date-scale/>
            <chart:categories table:cell-range-address="Sheet1.G182:Sheet1.G217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H182:Sheet1.H217" chart:label-cell-address="Sheet1.H181:Sheet1.H181" chart:class="chart:bar">
            <chart:data-point chart:repeated="28"/>
            <chart:data-point chart:style-name="ch8"/>
            <chart:data-point chart:repeated="6"/>
            <chart:data-point chart:style-name="ch8"/>
          </chart:series>
          <chart:series chart:style-name="ch9" chart:values-cell-range-address="Sheet1.I182:Sheet1.I217" chart:label-cell-address="Sheet1.I181:Sheet1.I181" chart:class="chart:bar">
            <chart:data-point chart:repeated="34"/>
            <chart:data-point chart:style-name="ch8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 Day</text:p>
                <draw:g>
                  <svg:desc>Sheet1.H181:Sheet1.H181</svg:desc>
                </draw:g>
              </table:table-cell>
              <table:table-cell office:value-type="string">
                <text:p>Duration</text:p>
                <draw:g>
                  <svg:desc>Sheet1.I181:Sheet1.I18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orbereitung</text:p>
                <draw:g>
                  <svg:desc>Sheet1.G182:Sheet1.G217</svg:desc>
                </draw:g>
              </table:table-cell>
              <table:table-cell office:value-type="float" office:value="0">
                <text:p>0</text:p>
                <draw:g>
                  <svg:desc>Sheet1.H182:Sheet1.H217</svg:desc>
                </draw:g>
              </table:table-cell>
              <table:table-cell office:value-type="float" office:value="7">
                <text:p>7</text:p>
                <draw:g>
                  <svg:desc>Sheet1.I182:Sheet1.I217</svg:desc>
                </draw:g>
              </table:table-cell>
            </table:table-row>
            <table:table-row>
              <table:table-cell office:value-type="string">
                <text:p>Interfaces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oolbox Restliche Implementierung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nlegen und verwalten der Textdatei Deutsch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Erstellung von Dummy GUIs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arametereditor Mainmethode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Erstellung JAR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DataTypes Implementierung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odeArea Basisimplementierung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Options Basisimplementierung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BooleanExp ANTLR-Grammatik erstellen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oolbox Restliche Implementierung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oolbox UserActionKlasse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Implementierung Muss- und Sollkriterien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GUI Funktionalitäten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ElectionDescriptionEditor Fehlererkennungskommunikation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BooleanExpEditor Fehlererkennungskommunikation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ElectionDescriptionEditor ANTLRHandler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BooleanExpEditor ANTLRHandler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ropertylist Ergebnisdarstellung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ropertyChecker CBMC Ansteuerung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ropertyChecker Codegenerierung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peichern/Laden Funktionalität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BooleanExpEditor Sollkriterien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ElectionDescriptionEditor Sollkriterien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odeArea SyntaxHighlighting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Installer Erstellung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mplementierung Kannkriterien, Phasenabschluss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nlegen Textdatei Englisch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Options Kannkriterien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ElectionDescriptionEditor Kannkriterien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BooleanExpEditor Kannkriterien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odeArea Kannkriterien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opertyChecker Eventuelle Multithreadingverbesserung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Änderungsdokument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Präsentationsplanung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